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itoEnvTest.uses_default_mock_maker_from_env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itoEnvTest.uses_member_accessor_from_env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itoEnvTest.uses_mock_maker_from_env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itoEnvTest.uses_default_member_accessor_from_env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